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ificationSingleLearner_IntermediateData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acc_svmlinear</text:p>
          </table:table-cell>
          <table:table-cell office:value-type="string" calcext:value-type="string">
            <text:p>acc_svmrbf</text:p>
          </table:table-cell>
          <table:table-cell office:value-type="string" calcext:value-type="string">
            <text:p>acc_mlp</text:p>
          </table:table-cell>
          <table:table-cell office:value-type="string" calcext:value-type="string">
            <text:p>acc_knn</text:p>
          </table:table-cell>
          <table:table-cell office:value-type="string" calcext:value-type="string">
            <text:p>acc_d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Bagging avg200</text:p>
          </table:table-cell>
          <table:table-cell office:value-type="string" calcext:value-type="string">
            <text:p>Bagging 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table:style-name="ce1" office:value-type="float" office:value="0.711" calcext:value-type="float">
            <text:p>0.711</text:p>
          </table:table-cell>
          <table:table-cell office:value-type="float" office:value="0.721" calcext:value-type="float">
            <text:p>0.721</text:p>
          </table:table-cell>
          <table:table-cell office:value-type="float" office:value="0.701" calcext:value-type="float">
            <text:p>0.701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teaching_assistant_LH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6736" calcext:value-type="float">
            <text:p>0.6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table:style-name="ce1" office:value-type="float" office:value="0.732" calcext:value-type="float">
            <text:p>0.732</text:p>
          </table:table-cell>
          <table:table-cell office:value-type="float" office:value="0.685" calcext:value-type="float">
            <text:p>0.685</text:p>
          </table:table-cell>
          <table:table-cell office:value-type="float" office:value="0.721" calcext:value-type="float">
            <text:p>0.721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teaching_assistant_MH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" calcext:value-type="float">
            <text:p>0.717</text:p>
          </table:table-cell>
          <table:table-cell table:style-name="ce1" office:value-type="float" office:value="0.741" calcext:value-type="float">
            <text:p>0.741</text:p>
          </table:table-cell>
          <table:table-cell office:value-type="float" office:value="0.755" calcext:value-type="float">
            <text:p>0.755</text:p>
          </table:table-cell>
          <table:table-cell office:value-type="float" office:value="0.723" calcext:value-type="float">
            <text:p>0.723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contraceptive_NL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7349" calcext:value-type="float">
            <text:p>0.7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7" calcext:value-type="float">
            <text:p>0.697</text:p>
          </table:table-cell>
          <table:table-cell office:value-type="float" office:value="0.665" calcext:value-type="float">
            <text:p>0.665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WineQualityRed_5vs6</text:p>
          </table:table-cell>
          <table:table-cell office:value-type="float" office:value="0.7949" calcext:value-type="float">
            <text:p>0.7949</text:p>
          </table:table-cell>
          <table:table-cell table:style-name="ce1" office:value-type="float" office:value="0.7983" calcext:value-type="float">
            <text:p>0.7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.835" calcext:value-type="float">
            <text:p>0.835</text:p>
          </table:table-cell>
          <table:table-cell office:value-type="float" office:value="0.874" calcext:value-type="float">
            <text:p>0.874</text:p>
          </table:table-cell>
          <table:table-cell office:value-type="float" office:value="0.806" calcext:value-type="float">
            <text:p>0.80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vertebral_column</text:p>
          </table:table-cell>
          <table:table-cell office:value-type="float" office:value="0.84" calcext:value-type="float">
            <text:p>0.84</text:p>
          </table:table-cell>
          <table:table-cell table:style-name="ce1" office:value-type="float" office:value="0.8452" calcext:value-type="float">
            <text:p>0.8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.772</text:p>
          </table:table-cell>
          <table:table-cell table:style-name="ce1" office:value-type="float" office:value="0.772" calcext:value-type="float">
            <text:p>0.77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" calcext:value-type="float">
            <text:p>0.747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diabetes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7629" calcext:value-type="float">
            <text:p>0.7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table:style-name="ce1" office:value-type="float" office:value="0.77" calcext:value-type="float">
            <text:p>0.7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redit-g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5" calcext:value-type="float">
            <text:p>0.785</text:p>
          </table:table-cell>
          <table:table-cell office:value-type="float" office:value="0.735" calcext:value-type="float">
            <text:p>0.735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arrhythmia_cfs</text:p>
          </table:table-cell>
          <table:table-cell office:value-type="float" office:value="0.8447" calcext:value-type="float">
            <text:p>0.8447</text:p>
          </table:table-cell>
          <table:table-cell table:style-name="ce1" office:value-type="float" office:value="0.854" calcext:value-type="float">
            <text:p>0.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775" calcext:value-type="float">
            <text:p>0.775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pima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7604" calcext:value-type="float">
            <text:p>0.7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0.839" calcext:value-type="float">
            <text:p>0.839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mammographic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7783" calcext:value-type="float">
            <text:p>0.7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85" calcext:value-type="float">
            <text:p>0.78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titanic</text:p>
          </table:table-cell>
          <table:table-cell office:value-type="float" office:value="0.7885" calcext:value-type="float">
            <text:p>0.7885</text:p>
          </table:table-cell>
          <table:table-cell table:style-name="ce1" office:value-type="float" office:value="0.7899" calcext:value-type="float">
            <text:p>0.7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8" calcext:value-type="float">
            <text:p>0.69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sonar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8031" calcext:value-type="float">
            <text:p>0.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9T17:27:04.472057764</dc:date>
    <meta:editing-duration>PT59S</meta:editing-duration>
    <meta:editing-cycles>1</meta:editing-cycles>
    <meta:document-statistic meta:table-count="1" meta:cell-count="116" meta:object-count="0"/>
  </office:meta>
</office:document-meta>
</file>